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Monospace" fo:font-size="10pt" fo:language="fr" fo:country="FR" fo:font-weight="bold" officeooo:paragraph-rsid="001ea797" style:font-size-asian="10pt" style:font-weight-asian="bold" style:font-name-complex="Consolas1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fr" fo:country="FR" fo:font-weight="bold" officeooo:paragraph-rsid="001ea797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Monospace" fo:font-size="10pt" fo:language="fr" fo:country="FR" fo:font-weight="bold" officeooo:paragraph-rsid="001ea797" style:font-size-asian="10pt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fo:color="#0000cc" style:font-name="Monospace" fo:font-size="10pt" fo:language="fr" fo:country="FR" fo:font-weight="bold" officeooo:paragraph-rsid="001ea797" style:font-size-asian="10pt" style:font-weight-asian="bold" style:font-name-complex="Consolas1" style:font-weight-complex="bold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fo:color="#0000cc" style:font-name="Monospace" fo:font-size="10pt" fo:language="fr" fo:country="FR" fo:font-weight="bold" officeooo:rsid="0020568d" officeooo:paragraph-rsid="0020568d" style:font-size-asian="10pt" style:font-weight-asian="bold" style:font-name-complex="Consolas1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language="fr" fo:country="FR" fo:font-weight="bold" officeooo:paragraph-rsid="001ea797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fo:language="fr" fo:country="FR" officeooo:paragraph-rsid="001ea797"/>
    </style:style>
    <style:style style:name="P8" style:family="paragraph" style:parent-style-name="Standard">
      <style:paragraph-properties fo:margin-top="0cm" fo:margin-bottom="0cm" style:contextual-spacing="false"/>
      <style:text-properties fo:language="fr" fo:country="FR" officeooo:paragraph-rsid="001ea797" style:font-size-complex="12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fo:color="#800000" style:font-name="Monospace" fo:font-size="10pt" fo:language="fr" fo:country="FR" fo:font-weight="bold" officeooo:paragraph-rsid="001ea797" style:font-size-asian="10pt" style:font-weight-asian="bold" style:font-name-complex="Consolas1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.635cm" style:auto-text-indent="false"/>
      <style:text-properties fo:language="fr" fo:country="FR" officeooo:paragraph-rsid="001ea797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.635cm" style:auto-text-indent="false"/>
      <style:text-properties fo:language="fr" fo:country="FR" officeooo:paragraph-rsid="001ea797" style:font-size-complex="12pt"/>
    </style:style>
    <style:style style:name="P12" style:family="paragraph" style:parent-style-name="List_20_Paragraph">
      <style:text-properties fo:language="fr" fo:country="FR" officeooo:paragraph-rsid="001ea797" style:font-size-complex="12pt"/>
    </style:style>
    <style:style style:name="P13" style:family="paragraph" style:parent-style-name="List_20_Paragraph">
      <style:text-properties fo:language="fr" fo:country="FR" officeooo:paragraph-rsid="001ea797" style:font-size-complex="12pt"/>
    </style:style>
    <style:style style:name="P14" style:family="paragraph" style:parent-style-name="List_20_Paragraph" style:list-style-name="WWNum1">
      <style:paragraph-properties fo:margin-top="0cm" fo:margin-bottom="0cm" style:contextual-spacing="true"/>
      <style:text-properties fo:language="fr" fo:country="FR" officeooo:paragraph-rsid="001ea797"/>
    </style:style>
    <style:style style:name="P15" style:family="paragraph" style:parent-style-name="List_20_Paragraph" style:list-style-name="WWNum1">
      <style:paragraph-properties fo:margin-top="0cm" fo:margin-bottom="0cm" style:contextual-spacing="true"/>
      <style:text-properties fo:language="fr" fo:country="FR" officeooo:paragraph-rsid="001ea797" style:font-size-complex="12pt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language="fr" fo:country="FR" officeooo:paragraph-rsid="001ea797" style:font-size-complex="12pt"/>
    </style:style>
    <style:style style:name="P17" style:family="paragraph" style:parent-style-name="Standard" style:master-page-name="Standard">
      <style:paragraph-properties fo:margin-top="0cm" fo:margin-bottom="0cm" style:contextual-spacing="false" fo:text-align="start" style:justify-single-word="false" style:page-number="auto"/>
      <style:text-properties fo:color="#800000" fo:language="fr" fo:country="FR" fo:font-weight="bold" officeooo:paragraph-rsid="001ea797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Monospace" fo:font-size="10pt" fo:language="fr" fo:country="FR" fo:font-weight="bold" officeooo:paragraph-rsid="001ea797" style:font-size-asian="10pt" style:font-weight-asian="bold" style:font-name-complex="Consolas1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Monospace" fo:font-size="10pt" fo:language="fr" fo:country="FR" fo:font-weight="bold" officeooo:paragraph-rsid="001ea797" style:font-size-asian="10pt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Consolas" fo:font-size="11pt" fo:language="fr" fo:country="FR" fo:font-weight="bold" officeooo:paragraph-rsid="001ea797" style:font-size-asian="11pt" style:font-weight-asian="bold" style:font-name-complex="Consolas1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color="#0000cc" style:font-name="Monospace" fo:font-size="10pt" fo:language="fr" fo:country="FR" fo:font-weight="bold" officeooo:paragraph-rsid="001ea797" style:font-size-asian="10pt" style:font-weight-asian="bold" style:font-name-complex="Consolas1" style:font-weight-complex="bold"/>
    </style:style>
    <style:style style:name="P22" style:family="paragraph" style:parent-style-name="Standard">
      <style:paragraph-properties fo:margin-top="0cm" fo:margin-bottom="0cm" style:contextual-spacing="false"/>
      <style:text-properties fo:language="fr" fo:country="FR" officeooo:paragraph-rsid="001ea797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language="fr" fo:country="FR" fo:font-weight="bold" officeooo:paragraph-rsid="001ea797" style:font-size-asian="10pt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.635cm" style:auto-text-indent="false"/>
      <style:text-properties fo:language="fr" fo:country="FR" officeooo:paragraph-rsid="001ea797" style:font-size-complex="12pt"/>
    </style:style>
    <style:style style:name="T1" style:family="text">
      <style:text-properties style:font-size-complex="12pt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 style:font-name-complex="Consolas1"/>
    </style:style>
    <style:style style:name="T4" style:family="text">
      <style:text-properties fo:color="#000000" style:font-name="Monospace" fo:font-size="10pt" style:font-size-asian="10pt" style:font-name-complex="Consolas1" style:font-size-complex="9pt"/>
    </style:style>
    <style:style style:name="T5" style:family="text">
      <style:text-properties style:font-name="Consolas" fo:font-size="11pt" style:font-size-asian="11pt" style:font-name-complex="Consolas1"/>
    </style:style>
    <style:style style:name="T6" style:family="text">
      <style:text-properties fo:color="#365f91" style:font-name="Consolas" fo:font-size="11pt" style:font-size-asian="11pt" style:font-name-complex="Consolas1"/>
    </style:style>
    <style:style style:name="T7" style:family="text">
      <style:text-properties fo:color="#0000cc" style:font-name="Monospace" fo:font-size="10pt" style:font-size-asian="10pt" style:font-name-complex="Consolas1"/>
    </style:style>
    <style:style style:name="T8" style:family="text">
      <style:text-properties fo:color="#0000cc" style:font-name="Monospace" fo:font-size="10pt" officeooo:rsid="001ea797" style:font-size-asian="10pt" style:font-name-complex="Consolas1"/>
    </style:style>
    <style:style style:name="T9" style:family="text">
      <style:text-properties style:font-name="Monospace" fo:font-size="10pt" style:font-size-asian="10pt" style:font-name-complex="Consolas1"/>
    </style:style>
    <style:style style:name="T10" style:family="text">
      <style:text-properties style:font-name="Monospace" fo:font-size="10pt" officeooo:rsid="001ea797" style:font-size-asian="10pt" style:font-name-complex="Consolas1"/>
    </style:style>
    <style:style style:name="T11" style:family="text">
      <style:text-properties fo:color="#800000" style:font-name="Monospace" fo:font-size="10pt" style:font-size-asian="10pt" style:font-name-complex="Consolas1"/>
    </style:style>
    <style:style style:name="T12" style:family="text">
      <style:text-properties fo:color="#800000" style:font-name="Monospace" fo:font-size="10pt" officeooo:rsid="001ea797" style:font-size-asian="10pt" style:font-name-complex="Consolas1"/>
    </style:style>
    <style:style style:name="T13" style:family="text">
      <style:text-properties officeooo:rsid="001ea797"/>
    </style:style>
    <style:style style:name="gr1" style:family="graphic">
      <style:graphic-properties draw:stroke="solid" svg:stroke-width="0.053cm" svg:stroke-color="#000000" draw:marker-end="msArrowOpenEnd_20_5" draw:marker-end-width="0.316cm" draw:marker-end-center="false" draw:stroke-linejoin="miter" draw:fill="none" draw:textarea-vertical-align="top" fo:min-height="0cm" fo:min-width="10.899cm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0">A</text:span><text:span text:style-name="T9">gent </text:span><text:span text:style-name="T10">dit</text:span><text:span text:style-name="T9"> "</text:span><text:span text:style-name="T10">Voudrais tu aller diner avec moi ce soir</text:span><text:span text:style-name="T9">?"</text:span></text:p>
      <text:p text:style-name="P3"/>
      <text:p text:style-name="P6"><text:span text:style-name="T3"><text:s text:c="2"/></text:span><text:span text:style-name="T7">Utilisateur dit "</text:span><text:span text:style-name="T8">Oui</text:span><text:span text:style-name="T7">."</text:span><text:span text:style-name="T3"> <text:s text:c="2"/></text:span></text:p>
      <text:p text:style-name="P3"/>
      <text:p text:style-name="P6"><text:span text:style-name="T3"><text:s text:c="4"/><text:tab/></text:span><text:span text:style-name="T11">Agent dit "</text:span><text:span text:style-name="T12">Quel type de cuisine préfères tu</text:span><text:span text:style-name="T11">?"</text:span></text:p>
      <text:p text:style-name="P18"><text:s text:c="2"/></text:p>
      <text:p text:style-name="P6"><text:span text:style-name="T4"><text:s text:c="2"/></text:span><text:span text:style-name="T7">Utilisateur dit "</text:span><text:span text:style-name="T8">la cuisine TURQUE</text:span><text:span text:style-name="T7"> </text:span><text:span text:style-name="T8">est ma c</text:span><text:span text:style-name="T7">uisine </text:span><text:span text:style-name="T8">préférée</text:span><text:span text:style-name="T7">."</text:span></text:p>
      <text:p text:style-name="P6"/>
      <text:p text:style-name="P6"><text:span text:style-name="T5"><text:s text:c="3"/><text:tab/></text:span><text:span text:style-name="T11">Agent dit "Je préfère </text:span><text:span text:style-name="T12">le CHINOIS</text:span><text:span text:style-name="T11"> </text:span><text:span text:style-name="T12">au TURQUE</text:span><text:span text:style-name="T11">."</text:span></text:p>
      <text:p text:style-name="P20"><text:s text:c="2"/></text:p>
      <text:p text:style-name="P6"><text:span text:style-name="T6"><text:s text:c="2"/></text:span><text:span text:style-name="T7">Utilisateur dit "Je préfère ITALI</text:span><text:span text:style-name="T8">E</text:span><text:span text:style-name="T7">N </text:span><text:span text:style-name="T8">au</text:span><text:span text:style-name="T7"> CHIN</text:span><text:span text:style-name="T8">OIS</text:span><text:span text:style-name="T7">."</text:span></text:p>
      <text:p text:style-name="P6"/>
      <text:p text:style-name="P6"><text:span text:style-name="T2"><text:s/><text:tab/></text:span><text:span text:style-name="T11">Agent dit "ITAL</text:span><text:span text:style-name="T12">IEN est la cuisine que j'aime le moins</text:span><text:span text:style-name="T11">."</text:span></text:p>
      <text:p text:style-name="P3"><text:s/></text:p>
      <text:p text:style-name="P4">Utilisateur dit "Je préfère JAP<text:span text:style-name="T13">ONAIS</text:span> <text:span text:style-name="T13">a</text:span> <text:span text:style-name="T13">l’ITALIEN.</text:span>"</text:p>
      <text:p text:style-name="P6"/>
      <text:p text:style-name="P2"><text:span text:style-name="T2"><text:tab/></text:span><text:span text:style-name="T11">Agent dit "</text:span><text:span text:style-name="T12">Je propose de choisir la cuisine JAPONAISE</text:span><text:span text:style-name="T11">."</text:span></text:p>
      <text:p text:style-name="P6"/>
      <text:p text:style-name="P4">Utilisateur dit "Ok, <text:span text:style-name="T13">choisissons JAPONAIS</text:span>."</text:p>
      <text:p text:style-name="P2"/>
      <text:p text:style-name="P2"><text:span text:style-name="T2"><text:tab/></text:span><text:span text:style-name="T11">Agent dit "Je propose de choisir </text:span><text:span text:style-name="T12">le restaurant </text:span><text:span text:style-name="T11">SAMURA."</text:span></text:p>
      <text:p text:style-name="P6"/>
      <text:p text:style-name="P4">Utilisateur dit "<text:span text:style-name="T13">Désolé, mais je préférerai choisir quelque chose d'autre</text:span>."</text:p>
      <text:p text:style-name="P5">(Enlever le désolé) ….</text:p>
      <text:p text:style-name="P2"/>
      <text:p text:style-name="P2"><text:span text:style-name="T2"><text:tab/></text:span><text:span text:style-name="T11">Agent dit "</text:span><text:span text:style-name="T12">Pour le prix, préfères que ça soit CHER ou ABORDABLE</text:span><text:span text:style-name="T11">?"</text:span></text:p>
      <text:p text:style-name="P6"/>
      <text:p text:style-name="P4">Utilisateur dit "<text:span text:style-name="T13">CHER</text:span> <text:span text:style-name="T13">est mon prix préféré</text:span>."</text:p>
      <text:p text:style-name="P23"><text:tab/></text:p>
      <text:p text:style-name="P1"><text:tab/>Agent dit "<text:span text:style-name="T13">CHER</text:span> <text:span text:style-name="T13">est le prix que j'aime le moins</text:span>."</text:p>
      <text:p text:style-name="P6"/>
      <text:p text:style-name="P4">Utilisateur dit "<text:span text:style-name="T13">Aimes tu l'ambiance CALME</text:span>"</text:p>
      <text:p text:style-name="P23"><text:s text:c="3"/></text:p>
      <text:p text:style-name="P2"><text:span text:style-name="T2"><text:tab/> </text:span><text:span text:style-name="T11">Agent dit "CALM </text:span><text:span text:style-name="T12">est Mon ambiance</text:span><text:span text:style-name="T11"> </text:span><text:span text:style-name="T12">préférée.</text:span><text:span text:style-name="T11">"</text:span></text:p>
      <text:p text:style-name="P6"/>
      <text:p text:style-name="P4">Utilisateur dit "Je propose de choisir <text:span text:style-name="T13">le rastautant </text:span>TOKYO."</text:p>
      <text:p text:style-name="P6"/>
      <text:p text:style-name="P6"><text:span text:style-name="T3"><text:tab/></text:span><text:span text:style-name="T11">Agent dit "</text:span><text:span text:style-name="T12">Je vais alors appeler pour réserver une table</text:span><text:span text:style-name="T11">."</text:span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7"><text:soft-page-break/>Pour chacune des phrases suivantes, indiquez sur l'échelle proposée si vous êtes plutôt d'accord ou plutôt pas d'accord avec la proposition.</text:p>
      <text:p text:style-name="P7"/>
      <text:list xml:id="list8283609025415589615" text:style-name="WWNum1">
        <text:list-item>
          <text:p text:style-name="P14"><text:span text:style-name="T1">L’agent énonce beaucoup de propositions durant </text:span><text:bookmark text:name="__DdeLink__330_592712270"/><text:span text:style-name="T1">la conversation</text:span></text:p>
        </text:list-item>
      </text:list>
      <text:p text:style-name="P8"/>
      <text:p text:style-name="P8"><draw:custom-shape text:anchor-type="paragraph" draw:z-index="0" draw:style-name="gr1" svg:width="10.953cm" svg:height="0.003cm" svg:x="1.628cm" svg:y="0.291cm"><text:p/><draw:enhanced-geometry svg:viewBox="0 0 21600 21600" draw:type="mso-spt32" draw:enhanced-path="M 0 0 L 21600 21600 N"/></draw:custom-shape> <text:s/></text:p>
      <text:p text:style-name="P11">Pas du tout d’accord<text:tab/><text:tab/><text:tab/><text:tab/><text:tab/><text:tab/>Tout à fait d’accord</text:p>
      <text:p text:style-name="P10"/>
      <text:p text:style-name="P8"/>
      <text:list xml:id="list174327536003106" text:continue-numbering="true" text:style-name="WWNum1">
        <text:list-item>
          <text:p text:style-name="P15">L’agent exprime facilement ses préférences</text:p>
        </text:list-item>
      </text:list>
      <text:p text:style-name="P8"><draw:custom-shape text:anchor-type="paragraph" draw:z-index="1" draw:style-name="gr1" svg:width="10.953cm" svg:height="0.003cm" svg:x="1.76cm" svg:y="0.302cm"><text:p/><draw:enhanced-geometry svg:viewBox="0 0 21600 21600" draw:type="mso-spt32" draw:enhanced-path="M 0 0 L 21600 21600 N"/></draw:custom-shape></text:p>
      <text:p text:style-name="P11">Pas du tout d’accord<text:tab/><text:tab/><text:tab/><text:tab/><text:tab/><text:tab/>Tout à fait d’accord</text:p>
      <text:p text:style-name="P11"/>
      <text:p text:style-name="P11"/>
      <text:list xml:id="list174327492018105" text:continue-numbering="true" text:style-name="WWNum1">
        <text:list-item>
          <text:p text:style-name="P15">L’agent prend en compte les préférences de l'utilisateur</text:p>
        </text:list-item>
      </text:list>
      <text:p text:style-name="P8"/>
      <text:p text:style-name="P8"><draw:custom-shape text:anchor-type="paragraph" draw:z-index="2" draw:style-name="gr1" svg:width="10.953cm" svg:height="0.003cm" svg:x="1.76cm" svg:y="0.196cm"><text:p/><draw:enhanced-geometry svg:viewBox="0 0 21600 21600" draw:type="mso-spt32" draw:enhanced-path="M 0 0 L 21600 21600 N"/></draw:custom-shape></text:p>
      <text:p text:style-name="P11">Pas du tout d’accord<text:tab/><text:tab/><text:tab/><text:tab/><text:tab/><text:tab/>Tout à fait d’accord</text:p>
      <text:p text:style-name="P8"/>
      <text:p text:style-name="P8"/>
      <text:list xml:id="list174328014414287" text:continue-numbering="true" text:style-name="WWNum1">
        <text:list-item>
          <text:p text:style-name="P15">L’agent propose lui-même les critères de choix d'un restaurant</text:p>
        </text:list-item>
      </text:list>
      <text:p text:style-name="P8"><draw:custom-shape text:anchor-type="paragraph" draw:z-index="3" draw:style-name="gr1" svg:width="10.953cm" svg:height="0.003cm" svg:x="1.628cm" svg:y="0.339cm"><text:p/><draw:enhanced-geometry svg:viewBox="0 0 21600 21600" draw:type="mso-spt32" draw:enhanced-path="M 0 0 L 21600 21600 N"/></draw:custom-shape></text:p>
      <text:p text:style-name="P11">Pas du tout d’accord<text:tab/><text:tab/><text:tab/><text:tab/><text:tab/><text:tab/>Tout à fait d’accord</text:p>
      <text:p text:style-name="P8"/>
      <text:p text:style-name="P8"/>
      <text:list xml:id="list174327543391037" text:continue-numbering="true" text:style-name="WWNum1">
        <text:list-item>
          <text:p text:style-name="P15">L’agent est brusque dans sa manière de négocier durant la conversation </text:p>
        </text:list-item>
      </text:list>
      <text:p text:style-name="P8"><draw:custom-shape text:anchor-type="paragraph" draw:z-index="4" draw:style-name="gr1" svg:width="10.953cm" svg:height="0.003cm" svg:x="1.628cm" svg:y="0.28cm"><text:p/><draw:enhanced-geometry svg:viewBox="0 0 21600 21600" draw:type="mso-spt32" draw:enhanced-path="M 0 0 L 21600 21600 N"/></draw:custom-shape></text:p>
      <text:p text:style-name="P11">Pas du tout d’accord<text:tab/><text:tab/><text:tab/><text:tab/><text:tab/><text:tab/>Tout à fait d’accord</text:p>
      <text:p text:style-name="P11"/>
      <text:p text:style-name="P11"><text:bookmark text:name="_GoBack"/></text:p>
      <text:list xml:id="list174327872984382" text:continue-numbering="true" text:style-name="WWNum1">
        <text:list-item>
          <text:p text:style-name="P15">L’agent n’est pas assez entreprenant durant la négociation</text:p>
        </text:list-item>
      </text:list>
      <text:p text:style-name="P8"><draw:custom-shape text:anchor-type="paragraph" draw:z-index="5" draw:style-name="gr1" svg:width="10.953cm" svg:height="0.003cm" svg:x="1.628cm" svg:y="0.291cm"><text:p/><draw:enhanced-geometry svg:viewBox="0 0 21600 21600" draw:type="mso-spt32" draw:enhanced-path="M 0 0 L 21600 21600 N"/></draw:custom-shape></text:p>
      <text:p text:style-name="P11">Pas du tout d’accord<text:tab/><text:tab/><text:tab/><text:tab/><text:tab/><text:tab/>Tout à fait d’accord</text:p>
      <text:p text:style-name="P8"/>
      <text:p text:style-name="P8"/>
      <text:p text:style-name="P7"/>
      <text:list xml:id="list174328363810510" text:continue-numbering="true" text:style-name="WWNum1">
        <text:list-item>
          <text:p text:style-name="P15">L'agent est dominant dans la conversation</text:p>
        </text:list-item>
      </text:list>
      <text:p text:style-name="P8"><draw:custom-shape text:anchor-type="paragraph" draw:z-index="6" draw:style-name="gr1" svg:width="10.953cm" svg:height="0.003cm" svg:x="1.628cm" svg:y="0.291cm"><text:p/><draw:enhanced-geometry svg:viewBox="0 0 21600 21600" draw:type="mso-spt32" draw:enhanced-path="M 0 0 L 21600 21600 N"/></draw:custom-shape></text:p>
      <text:p text:style-name="P12">Pas du tout d’accord<text:tab/><text:tab/><text:tab/><text:tab/><text:tab/><text:tab/>Tout à fait d’accord</text:p>
      <text:p text:style-name="P7"/>
      <text:list xml:id="list174328677868827" text:continue-numbering="true" text:style-name="WWNum1">
        <text:list-item>
          <text:p text:style-name="P15">L'agent est soumis <text:s/>dans la conversation</text:p>
        </text:list-item>
      </text:list>
      <text:p text:style-name="P8"><draw:custom-shape text:anchor-type="paragraph" draw:z-index="7" draw:style-name="gr1" svg:width="10.953cm" svg:height="0.003cm" svg:x="1.628cm" svg:y="0.291cm"><text:p/><draw:enhanced-geometry svg:viewBox="0 0 21600 21600" draw:type="mso-spt32" draw:enhanced-path="M 0 0 L 21600 21600 N"/></draw:custom-shape></text:p>
      <text:p text:style-name="P12">Pas du tout d’accord<text:tab/><text:tab/><text:tab/><text:tab/><text:tab/><text:tab/>Tout à fait d’accord</text:p>
      <text:p text:style-name="P12"/>
      <text:p text:style-name="P16">Question ouverte : qu'avez-vous pensé de l'agent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4:47:27.894996140</meta:creation-date>
    <dc:date>2016-04-29T17:43:26.567711479</dc:date>
    <meta:editing-duration>PT2H15M2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321" meta:character-count="2031" meta:non-whitespace-character-count="1676"/>
  </office:meta>
</office:document-meta>
</file>